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paragraph-properties fo:text-align="start" style:justify-single-word="false"/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12pt" style:font-name-asian="Consolas" style:font-size-asian="12pt" style:font-name-complex="Consolas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up Excercise 11</text:p>
      <text:p text:style-name="P4"/>
      <text:p text:style-name="P4">Arianova Mendioroz (s0518061)</text:p>
      <text:p text:style-name="P4">Bernhard Johannes Eiling (s0535003)</text:p>
      <text:p text:style-name="P2"/>
      <text:p text:style-name="P3"/>
      <text:p text:style-name="P1">Finger exercises:</text:p>
      <text:p text:style-name="P3"/>
      <text:p text:style-name="P3">3.</text:p>
      <text:p text:style-name="P3">Eine Möglichkeit eine Normalisierung von Permutation uz erreichen wäre es die Buchstaben der Permutation alphabetisch anzuordnen. So werden VAJA und AJAV beide zu AAJV.</text:p>
      <text:p text:style-name="P3"/>
      <text:p text:style-name="P3">4.</text:p>
      <text:p text:style-name="P3">Um zu bestimmen ob zwei Strings Permutationen von sich sind kann man beide Strings in die Normalform bringen und auf Gleichheit prüfen.</text:p>
      <text:p text:style-name="P3"/>
      <text:p text:style-name="P3">6.</text:p>
      <text:p text:style-name="P3"><text:a xlink:type="simple" xlink:href="http://homepage.ntlworld.com/adam.bozon/Scrabble7.htm">http://homepage.ntlworld.com/adam.bozon/Scrabble7.htm</text:a> 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9T10:40:00.19</meta:creation-date>
    <dc:date>2012-06-18T16:39:41.88</dc:date>
    <meta:editing-duration>PT10H28M8S</meta:editing-duration>
    <meta:editing-cycles>37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62" meta:character-count="464"/>
  </office:meta>
</office:document-meta>
</file>